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paragraph-rsid="001ad25f"/>
    </style:style>
    <style:style style:name="P2" style:family="paragraph" style:parent-style-name="Standard">
      <style:paragraph-properties fo:text-align="start" style:justify-single-word="false"/>
      <style:text-properties style:font-name="DejaVu Sans" officeooo:paragraph-rsid="001ad25f"/>
    </style:style>
    <style:style style:name="T1" style:family="text">
      <style:text-properties officeooo:rsid="001ad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verworld Supplementary Concepts</text:span></text:p>
      <text:p text:style-name="P2"><text:span text:style-name="T1"/></text:p>
      <text:p text:style-name="P2"><text:span text:style-name="T1">Shrines</text:span></text:p>
      <text:p text:style-name="P2"><text:span text:style-name="T1">-Holy water shrine that increases damage to undead temporarily</text:span></text:p>
      <text:p text:style-name="P2"><text:span text:style-name="T1">-Speed shrine</text:span></text:p>
      <text:p text:style-name="P2"><text:span text:style-name="T1">-Firewalking shrine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4:29:41.73</meta:creation-date>
    <dc:date>2013-10-11T14:51:28.90</dc:date>
    <meta:editing-duration>PT4M5S</meta:editing-duration>
    <meta:editing-cycles>1</meta:editing-cycles>
    <meta:document-statistic meta:table-count="0" meta:image-count="0" meta:object-count="0" meta:page-count="1" meta:paragraph-count="5" meta:word-count="17" meta:character-count="133" meta:non-whitespace-character-count="121"/>
    <meta:generator>LibreOffice/4.0.1.2$Windows_x86 LibreOffice_project/84102822e3d61eb989ddd325abf1ac077904985</meta:generator>
  </office:meta>
</office:document-meta>
</file>